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401328517240480120"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357665902835091319"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8354517871091248199"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609595674915961650"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28724148200416739"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5723528856896707886"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1962271775165591541"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1205682296551043430"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1302507" text:continue-list="list1962271775165591541"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564780195038451337"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307794"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292224"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1324022" text:continue-numbering="true" text:style-name="L9">
        <text:list-item>
          <text:list>
            <text:list-header>
              <text:p text:style-name="P193">Warm down: <text:span text:style-name="T2">0.25 mile jog home</text:span></text:p>
              <text:p text:style-name="P194"/>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1299461"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295359"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432460241766475902"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7783481212193873575"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142042633045124621"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317202" text:continue-numbering="true" text:style-name="L12">
        <text:list-item>
          <text:list>
            <text:list-header>
              <text:p text:style-name="P198">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392657239795658787" text:style-name="L13">
        <text:list-item>
          <text:list>
            <text:list-header>
              <text:p text:style-name="P187">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025302678070096390"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432654977015158964" text:style-name="L15">
        <text:list-item>
          <text:list>
            <text:list-header>
              <text:p text:style-name="P171">1.5 miles averaging about 9:40/mile and rest 1 min</text:p>
            </text:list-header>
          </text:list>
        </text:list-item>
      </text:list>
      <text:p text:style-name="P23">1 mile in 8:26 and rest 2 min</text:p>
      <text:list xml:id="list2907224445010428968"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331105875992812702" text:style-name="L17">
        <text:list-item>
          <text:list>
            <text:list-header>
              <text:p text:style-name="P173">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321702" text:continue-numbering="true" text:style-name="L17">
        <text:list-item>
          <text:list>
            <text:list-header>
              <text:p text:style-name="P173">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8736518695228712752"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796115487233730536"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4464997651668229452"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1312016" text:continue-list="list6796115487233730536" text:style-name="L19">
        <text:list-item>
          <text:list>
            <text:list-header>
              <text:p text:style-name="P175">(Pace*HR)=1240</text:p>
            </text:list-header>
          </text:list>
        </text:list-item>
      </text:list>
      <text:list xml:id="list41296266" text:continue-list="list8736518695228712752" text:style-name="L18">
        <text:list-item>
          <text:list>
            <text:list-header>
              <text:p text:style-name="P174">2 miles at 10:46/mile Ave HR= 121 bpm and rest a few minutes</text:p>
            </text:list-header>
          </text:list>
        </text:list-item>
      </text:list>
      <text:list xml:id="list41299878" text:continue-list="list41312016"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1315174"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585103374002517660"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161749921006606842"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969138355287774489"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4166745304890618526" text:style-name="L24">
        <text:list-item>
          <text:p text:style-name="P197">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773983440443954717"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337311466154143260"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1292282" text:continue-numbering="true" text:style-name="L26">
        <text:list-item>
          <text:list>
            <text:list-header>
              <text:p text:style-name="P179">0.1 mile lead in to a 4 mile run</text:p>
              <text:p text:style-name="P190">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299343"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2631210501136042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273567506291481238"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67949365122272625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541338702276833356"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981468329914445492"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10"><text:span text:style-name="T2">I feel a lot better than yesterday.</text:span></text:p>
      <text:p text:style-name="P10"/>
      <text:p text:style-name="P185">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10"><text:span text:style-name="T2">Note: In March the indoor masters championship had Stan Edelson age 81 win the </text:span></text:p>
      <text:p text:style-name="P10"><text:span text:style-name="T2">80-84 age group for the 3000m with a pace of 8.58.8/mile. His distance was 200m short of what I ran today. </text:span></text:p>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021852299455806976"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15T21:05:45.68</dc:date>
    <dc:creator>James Lombardi</dc:creator>
    <meta:editing-duration>P20DT18H22M45S</meta:editing-duration>
    <meta:editing-cycles>1642</meta:editing-cycles>
    <meta:generator>OpenOffice/4.1.2$Win32 OpenOffice.org_project/412m3$Build-9782</meta:generator>
    <meta:document-statistic meta:table-count="0" meta:image-count="9" meta:object-count="0" meta:page-count="169" meta:paragraph-count="4842" meta:word-count="52741" meta:character-count="270411"/>
  </office:meta>
</office:document-meta>
</file>